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sset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sset</text:p>
          </table:table-cell>
          <table:table-cell office:value-type="string" calcext:value-type="string">
            <text:p>current price</text:p>
          </table:table-cell>
        </table:table-row>
        <table:table-row table:style-name="ro1">
          <table:table-cell office:value-type="string" calcext:value-type="string">
            <text:p>coin80</text:p>
          </table:table-cell>
          <table:table-cell office:value-type="float" office:value="1" calcext:value-type="float">
            <text:p>1</text:p>
          </table:table-cell>
        </table:table-row>
      </table:table>
      <table:table table:name="coin80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robability</text:p>
          </table:table-cell>
          <table:table-cell office:value-type="string" calcext:value-type="string">
            <text:p>coin80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iberation Sans1" style:font-family-complex="'Liberation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/00/0000</text:date>, <text:time style:data-style-name="N2" text:time-value="06:23:43.5315356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3T06:01:50.036126731</meta:creation-date>
    <dc:date>2020-02-23T06:37:08.053711880</dc:date>
    <meta:editing-duration>PT19M58S</meta:editing-duration>
    <meta:editing-cycles>8</meta:editing-cycles>
    <meta:generator>LibreOffice/6.0.7.3$Linux_X86_64 LibreOffice_project/00m0$Build-3</meta:generator>
    <meta:document-statistic meta:table-count="2" meta:cell-count="10" meta:object-count="0"/>
  </office:meta>
</office:document-meta>
</file>